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0.922cm" fo:margin-left="0.328cm" fo:margin-right="5.75cm" table:align="margins" style:shadow="none"/>
    </style:style>
    <style:style style:name="表格1.A" style:family="table-column">
      <style:table-column-properties style:column-width="10.922cm" style:rel-column-width="6192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10.728cm" table:align="margins"/>
    </style:style>
    <style:style style:name="表格2.A" style:family="table-column">
      <style:table-column-properties style:column-width="3.217cm" style:rel-column-width="1824*"/>
    </style:style>
    <style:style style:name="表格2.B" style:family="table-column">
      <style:table-column-properties style:column-width="7.511cm" style:rel-column-width="4258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CN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fo:text-align="center" style:justify-single-word="false"/>
    </style:style>
    <style:style style:name="T1" style:family="text">
      <style:text-properties fo:color="#000000" style:font-name-asian="Arial1" style:font-size-asian="14pt" style:font-weight-asian="bold"/>
    </style:style>
    <style:style style:name="T2" style:family="text">
      <style:text-properties fo:color="#000000" style:font-name-asian="Arial1" style:font-size-asian="11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table:number-columns-spanned="2" office:value-type="string">
                  <text:p text:style-name="P7"><text:span text:style-name="T1">锐取信息</text:span></text:p>
                  <text:p text:style-name="P7"><text:span text:style-name="T1"/></text:p>
                </table:table-cell>
                <table:covered-table-cell/>
              </table:table-row>
              <table:table-row>
                <table:table-cell table:style-name="表格2.A2" table:number-columns-spanned="2" office:value-type="string">
                  <text:p text:style-name="P7"><text:span text:style-name="T2">外箱标签</text:span></text:p>
                </table:table-cell>
                <table:covered-table-cell/>
              </table:table-row>
              <table:table-row>
                <table:table-cell table:style-name="表格2.A3" office:value-type="string">
                  <text:p text:style-name="P5">物料标签</text:p>
                </table:table-cell>
                <table:table-cell table:style-name="表格2.A2" office:value-type="string">
                  <text:p text:style-name="P4">/Order No.</text:p>
                </table:table-cell>
              </table:table-row>
              <table:table-row>
                <table:table-cell table:style-name="表格2.A3" office:value-type="string">
                  <text:p text:style-name="P5">合同编号</text:p>
                </table:table-cell>
                <table:table-cell table:style-name="表格2.A2" office:value-type="string">
                  <text:p text:style-name="P6"/>
                </table:table-cell>
              </table:table-row>
              <table:table-row>
                <table:table-cell table:style-name="表格2.A3" office:value-type="string">
                  <text:p text:style-name="P5">客户采购PO号</text:p>
                </table:table-cell>
                <table:table-cell table:style-name="表格2.A2" office:value-type="string">
                  <text:p text:style-name="P6"/>
                </table:table-cell>
              </table:table-row>
              <table:table-row>
                <table:table-cell table:style-name="表格2.A3" office:value-type="string">
                  <text:p text:style-name="P5">文件名</text:p>
                </table:table-cell>
                <table:table-cell table:style-name="表格2.A2" office:value-type="string">
                  <text:p text:style-name="P6"/>
                </table:table-cell>
              </table:table-row>
              <table:table-row>
                <table:table-cell table:style-name="表格2.A3" office:value-type="string">
                  <text:p text:style-name="P5">批次号</text:p>
                </table:table-cell>
                <table:table-cell table:style-name="表格2.A2" office:value-type="string">
                  <text:p text:style-name="P6"/>
                </table:table-cell>
              </table:table-row>
              <table:table-row>
                <table:table-cell table:style-name="表格2.A3" office:value-type="string">
                  <text:p text:style-name="P5">档案号</text:p>
                </table:table-cell>
                <table:table-cell table:style-name="表格2.A2" office:value-type="string">
                  <text:p text:style-name="P6"/>
                </table:table-cell>
              </table:table-row>
              <table:table-row>
                <table:table-cell table:style-name="表格2.A3" office:value-type="string">
                  <text:p text:style-name="P5">数量</text:p>
                </table:table-cell>
                <table:table-cell table:style-name="表格2.A2" office:value-type="string">
                  <text:p text:style-name="P6"/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4:37:38.46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11" meta:word-count="23" meta:character-count="69"/>
  </office:meta>
</office:document-meta>
</file>